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808080" draw:fill="none" draw:textarea-horizontal-align="center" draw:textarea-vertical-align="middle"/>
    </style:style>
    <style:style style:name="gr2" style:family="graphic" style:parent-style-name="standard">
      <style:graphic-properties svg:stroke-color="#c0c0c0" draw:fill="none" draw:textarea-horizontal-align="center" draw:textarea-vertical-align="middle"/>
    </style:style>
    <style:style style:name="gr3" style:family="graphic" style:parent-style-name="standard">
      <style:graphic-properties svg:stroke-color="#c0c0c0" draw:textarea-horizontal-align="center" draw:textarea-vertical-align="middle"/>
    </style:style>
    <style:style style:name="gr4" style:family="graphic" style:parent-style-name="standard">
      <style:graphic-properties draw:fill="solid" draw:fill-color="#dc230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6pt" style:font-size-complex="6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measurelines" svg:width="6.985cm" svg:height="6.985cm" svg:x="10.683cm" svg:y="2.419cm">
          <text:p/>
        </draw:circle>
        <draw:g>
          <draw:circle draw:style-name="gr2" draw:text-style-name="P1" draw:layer="measurelines" svg:width="6.985cm" svg:height="6.985cm" svg:x="1.882cm" svg:y="2.64cm">
            <text:p/>
          </draw:circle>
          <draw:g>
            <draw:g>
              <draw:g>
                <draw:line draw:style-name="gr3" draw:text-style-name="P1" draw:layer="measurelines" svg:x1="5.375cm" svg:y1="1.72cm" svg:x2="5.375cm" svg:y2="10.545cm">
                  <text:p/>
                </draw:line>
                <draw:line draw:style-name="gr3" draw:text-style-name="P1" draw:layer="measurelines" svg:x1="1.462cm" svg:y1="6.132cm" svg:x2="9.288cm" svg:y2="6.132cm">
                  <text:p/>
                </draw:line>
              </draw:g>
              <draw:g>
                <draw:line draw:style-name="gr3" draw:text-style-name="P1" draw:layer="measurelines" svg:x1="8.495cm" svg:y1="3.013cm" svg:x2="2.255cm" svg:y2="9.253cm">
                  <text:p/>
                </draw:line>
                <draw:line draw:style-name="gr3" draw:text-style-name="P1" draw:layer="measurelines" svg:x1="2.608cm" svg:y1="3.366cm" svg:x2="8.142cm" svg:y2="8.9cm">
                  <text:p/>
                </draw:line>
              </draw:g>
            </draw:g>
            <draw:g>
              <draw:g>
                <draw:line draw:style-name="gr3" draw:text-style-name="P1" draw:layer="measurelines" svg:x1="7.023cm" svg:y1="2.041cm" svg:x2="3.726cm" svg:y2="10.227cm">
                  <text:p/>
                </draw:line>
                <draw:line draw:style-name="gr3" draw:text-style-name="P1" draw:layer="measurelines" svg:x1="1.745cm" svg:y1="4.671cm" svg:x2="9.004cm" svg:y2="7.595cm">
                  <text:p/>
                </draw:line>
              </draw:g>
              <draw:g>
                <draw:line draw:style-name="gr3" draw:text-style-name="P1" draw:layer="measurelines" svg:x1="9.434cm" svg:y1="4.406cm" svg:x2="1.314cm" svg:y2="7.863cm">
                  <text:p/>
                </draw:line>
                <draw:line draw:style-name="gr3" draw:text-style-name="P1" draw:layer="measurelines" svg:x1="3.842cm" svg:y1="2.534cm" svg:x2="6.907cm" svg:y2="9.735cm">
                  <text:p/>
                </draw:line>
              </draw:g>
            </draw:g>
          </draw:g>
          <draw:g>
            <draw:g>
              <draw:g>
                <draw:line draw:style-name="gr3" draw:text-style-name="P1" draw:layer="measurelines" svg:x1="6.217cm" svg:y1="1.801cm" svg:x2="4.533cm" svg:y2="10.464cm">
                  <text:p/>
                </draw:line>
                <draw:line draw:style-name="gr3" draw:text-style-name="P1" draw:layer="measurelines" svg:x1="1.534cm" svg:y1="5.386cm" svg:x2="9.216cm" svg:y2="6.879cm">
                  <text:p/>
                </draw:line>
              </draw:g>
              <draw:g>
                <draw:line draw:style-name="gr3" draw:text-style-name="P1" draw:layer="measurelines" svg:x1="9.032cm" svg:y1="3.666cm" svg:x2="1.716cm" svg:y2="8.601cm">
                  <text:p/>
                </draw:line>
                <draw:line draw:style-name="gr3" draw:text-style-name="P1" draw:layer="measurelines" svg:x1="3.187cm" svg:y1="2.889cm" svg:x2="7.563cm" svg:y2="9.377cm">
                  <text:p/>
                </draw:line>
              </draw:g>
            </draw:g>
            <draw:g>
              <draw:g>
                <draw:line draw:style-name="gr3" draw:text-style-name="P1" draw:layer="measurelines" svg:x1="7.774cm" svg:y1="2.43cm" svg:x2="2.975cm" svg:y2="9.836cm">
                  <text:p/>
                </draw:line>
                <draw:line draw:style-name="gr3" draw:text-style-name="P1" draw:layer="measurelines" svg:x1="2.091cm" svg:y1="4.005cm" svg:x2="8.659cm" svg:y2="8.26cm">
                  <text:p/>
                </draw:line>
              </draw:g>
              <draw:g>
                <draw:line draw:style-name="gr3" draw:text-style-name="P1" draw:layer="measurelines" svg:x1="9.689cm" svg:y1="5.212cm" svg:x2="1.059cm" svg:y2="7.056cm">
                  <text:p/>
                </draw:line>
                <draw:line draw:style-name="gr3" draw:text-style-name="P1" draw:layer="measurelines" svg:x1="4.557cm" svg:y1="2.307cm" svg:x2="6.192cm" svg:y2="9.96cm">
                  <text:p/>
                </draw:line>
              </draw:g>
            </draw:g>
          </draw:g>
          <draw:circle draw:style-name="gr2" draw:text-style-name="P1" draw:layer="measurelines" svg:width="6.985cm" svg:height="6.985cm" svg:x="1.882cm" svg:y="2.64cm">
            <text:p/>
          </draw:circle>
          <draw:circle draw:style-name="gr2" draw:text-style-name="P1" draw:layer="measurelines" svg:width="6.096cm" svg:height="6.096cm" svg:x="2.326cm" svg:y="3.084cm">
            <text:p/>
          </draw:circle>
          <draw:circle draw:style-name="gr2" draw:text-style-name="P1" draw:layer="measurelines" svg:width="5.207cm" svg:height="5.207cm" svg:x="2.771cm" svg:y="3.529cm">
            <text:p/>
          </draw:circle>
          <draw:circle draw:style-name="gr2" draw:text-style-name="P1" draw:layer="measurelines" svg:width="4.318cm" svg:height="4.318cm" svg:x="3.215cm" svg:y="3.973cm">
            <text:p/>
          </draw:circle>
          <draw:circle draw:style-name="gr2" draw:text-style-name="P1" draw:layer="measurelines" svg:width="2.159cm" svg:height="2.159cm" svg:x="4.295cm" svg:y="5.053cm">
            <text:p/>
          </draw:circle>
          <draw:circle draw:style-name="gr2" draw:text-style-name="P1" draw:layer="measurelines" svg:width="3.175cm" svg:height="3.175cm" svg:x="3.787cm" svg:y="4.545cm">
            <text:p/>
          </draw:circle>
          <draw:circle draw:style-name="gr2" draw:text-style-name="P1" draw:layer="measurelines" svg:width="1.27cm" svg:height="1.27cm" svg:x="4.739cm" svg:y="5.497cm">
            <text:p/>
          </draw:circle>
          <draw:circle draw:style-name="gr2" draw:text-style-name="P1" draw:layer="measurelines" svg:width="0.635cm" svg:height="0.635cm" svg:x="5.057cm" svg:y="5.815cm">
            <text:p/>
          </draw:circle>
        </draw:g>
        <draw:g>
          <draw:circle draw:style-name="gr4" draw:text-style-name="P1" draw:layer="layout" svg:width="0.273cm" svg:height="0.273cm" svg:x="10.688cm" svg:y="5.774cm">
            <text:p/>
          </draw:circle>
          <draw:circle draw:style-name="gr4" draw:text-style-name="P1" draw:layer="layout" svg:width="0.273cm" svg:height="0.273cm" svg:x="11.167cm" svg:y="5.775cm">
            <text:p/>
          </draw:circle>
          <draw:circle draw:style-name="gr4" draw:text-style-name="P1" draw:layer="layout" svg:width="0.273cm" svg:height="0.273cm" svg:x="11.645cm" svg:y="5.775cm">
            <text:p/>
          </draw:circle>
          <draw:circle draw:style-name="gr4" draw:text-style-name="P1" draw:layer="layout" svg:width="0.273cm" svg:height="0.273cm" svg:x="12.124cm" svg:y="5.775cm">
            <text:p/>
          </draw:circle>
          <draw:circle draw:style-name="gr4" draw:text-style-name="P1" draw:layer="layout" svg:width="0.273cm" svg:height="0.273cm" svg:x="12.603cm" svg:y="5.775cm">
            <text:p/>
          </draw:circle>
          <draw:circle draw:style-name="gr4" draw:text-style-name="P1" draw:layer="layout" svg:width="0.273cm" svg:height="0.273cm" svg:x="13.081cm" svg:y="5.775cm">
            <text:p/>
          </draw:circle>
          <draw:circle draw:style-name="gr4" draw:text-style-name="P1" draw:layer="layout" svg:width="0.273cm" svg:height="0.273cm" svg:x="13.56cm" svg:y="5.775cm">
            <text:p/>
          </draw:circle>
          <draw:circle draw:style-name="gr4" draw:text-style-name="P1" draw:layer="layout" svg:width="0.273cm" svg:height="0.273cm" svg:x="14.039cm" svg:y="5.775cm">
            <text:p/>
          </draw:circle>
          <draw:circle draw:style-name="gr4" draw:text-style-name="P1" draw:layer="layout" svg:width="0.273cm" svg:height="0.273cm" svg:x="14.517cm" svg:y="5.774cm">
            <text:p/>
          </draw:circle>
          <draw:circle draw:style-name="gr4" draw:text-style-name="P1" draw:layer="layout" svg:width="0.273cm" svg:height="0.273cm" svg:x="14.996cm" svg:y="5.775cm">
            <text:p/>
          </draw:circle>
          <draw:circle draw:style-name="gr4" draw:text-style-name="P1" draw:layer="layout" svg:width="0.273cm" svg:height="0.273cm" svg:x="15.474cm" svg:y="5.775cm">
            <text:p/>
          </draw:circle>
          <draw:circle draw:style-name="gr4" draw:text-style-name="P1" draw:layer="layout" svg:width="0.273cm" svg:height="0.273cm" svg:x="15.953cm" svg:y="5.775cm">
            <text:p/>
          </draw:circle>
          <draw:circle draw:style-name="gr4" draw:text-style-name="P1" draw:layer="layout" svg:width="0.273cm" svg:height="0.273cm" svg:x="16.432cm" svg:y="5.775cm">
            <text:p/>
          </draw:circle>
          <draw:circle draw:style-name="gr4" draw:text-style-name="P1" draw:layer="layout" svg:width="0.273cm" svg:height="0.273cm" svg:x="16.91cm" svg:y="5.775cm">
            <text:p/>
          </draw:circle>
          <draw:circle draw:style-name="gr4" draw:text-style-name="P1" draw:layer="layout" svg:width="0.273cm" svg:height="0.273cm" svg:x="17.389cm" svg:y="5.775cm">
            <text:p/>
          </draw:circle>
        </draw:g>
        <draw:circle draw:style-name="gr5" draw:text-style-name="P2" draw:layer="layout" svg:width="1cm" svg:height="1cm" svg:x="13.702cm" svg:y="3.045cm">
          <text:p text:style-name="P2">CR927</text:p>
        </draw:circle>
        <draw:circle draw:style-name="gr5" draw:text-style-name="P2" draw:layer="layout" svg:width="1cm" svg:height="1cm" svg:x="13.702cm" svg:y="7.745cm">
          <text:p text:style-name="P2">CR927</text:p>
        </draw:circle>
        <draw:rect draw:style-name="gr5" draw:text-style-name="P2" draw:layer="layout" svg:width="0.5cm" svg:height="0.5cm" svg:x="13.952cm" svg:y="5.124cm">
          <text:p text:style-name="P1"><text:span text:style-name="T1">accel</text:span></text:p>
        </draw:rect>
        <draw:rect draw:style-name="gr5" draw:text-style-name="P2" draw:layer="layout" svg:width="1cm" svg:height="1cm" svg:x="13.702cm" svg:y="6.227cm">
          <text:p text:style-name="P2">328 / 32A</text:p>
          <text:p text:style-name="P2">procesor</text:p>
        </draw:rect>
        <draw:frame draw:style-name="gr6" draw:text-style-name="P3" draw:layer="layout" svg:width="9.032cm" svg:height="2.221cm" svg:x="11.135cm" svg:y="10.57cm">
          <draw:text-box>
            <text:p text:style-name="P3"><text:span text:style-name="T2">Yeah, this layout won't make it once we have complete</text:span></text:p>
            <text:p text:style-name="P3"><text:span text:style-name="T2">schematic, <text:s/>but it'd balance nicely.</text:span></text:p>
            <text:p text:style-name="P3"><text:span text:style-name="T2">Main question: can we get a 3mm </text:span></text:p>
            <text:p text:style-name="P3"><text:span text:style-name="T2">LED @ center and still get an effective</text:span></text:p>
            <text:p text:style-name="P3"><text:span text:style-name="T2">Radius of 5mm to the MEMS sensor on the 193?</text:span></text:p>
          </draw:text-box>
        </draw:frame>
        <draw:rect draw:style-name="gr5" draw:text-style-name="P2" draw:layer="layout" svg:width="0.512cm" svg:height="0.52cm" svg:x="13.946cm" svg:y="4.409cm">
          <text:p text:style-name="P2">LED</text:p>
          <text:p text:style-name="P2">Driverr</text:p>
        </draw:rect>
        <draw:g>
          <draw:ellipse draw:style-name="gr7" draw:text-style-name="P1" draw:layer="layout" svg:width="0.282cm" svg:height="0.283cm" svg:x="13.059cm" svg:y="5.042cm">
            <text:p/>
          </draw:ellipse>
          <draw:line draw:style-name="gr7" draw:text-style-name="P1" draw:layer="layout" svg:x1="13.085cm" svg:y1="5.004cm" svg:x2="13.316cm" svg:y2="5.363cm">
            <text:p/>
          </draw:line>
          <draw:line draw:style-name="gr7" draw:text-style-name="P1" draw:layer="layout" svg:x1="13.316cm" svg:y1="5.004cm" svg:x2="13.085cm" svg:y2="5.363cm">
            <text:p/>
          </draw:line>
        </draw:g>
        <draw:g>
          <draw:ellipse draw:style-name="gr7" draw:text-style-name="P1" draw:layer="layout" svg:width="0.282cm" svg:height="0.283cm" svg:x="14.959cm" svg:y="5.043cm">
            <text:p/>
          </draw:ellipse>
          <draw:line draw:style-name="gr7" draw:text-style-name="P1" draw:layer="layout" svg:x1="14.985cm" svg:y1="5.005cm" svg:x2="15.216cm" svg:y2="5.364cm">
            <text:p/>
          </draw:line>
          <draw:line draw:style-name="gr7" draw:text-style-name="P1" draw:layer="layout" svg:x1="15.216cm" svg:y1="5.005cm" svg:x2="14.985cm" svg:y2="5.364cm">
            <text:p/>
          </draw:line>
        </draw:g>
        <draw:g>
          <draw:ellipse draw:style-name="gr7" draw:text-style-name="P1" draw:layer="layout" svg:width="0.282cm" svg:height="0.283cm" svg:x="14.959cm" svg:y="6.844cm">
            <text:p/>
          </draw:ellipse>
          <draw:line draw:style-name="gr7" draw:text-style-name="P1" draw:layer="layout" svg:x1="14.985cm" svg:y1="6.806cm" svg:x2="15.216cm" svg:y2="7.165cm">
            <text:p/>
          </draw:line>
          <draw:line draw:style-name="gr7" draw:text-style-name="P1" draw:layer="layout" svg:x1="15.216cm" svg:y1="6.806cm" svg:x2="14.985cm" svg:y2="7.165cm">
            <text:p/>
          </draw:line>
        </draw:g>
        <draw:g>
          <draw:ellipse draw:style-name="gr7" draw:text-style-name="P1" draw:layer="layout" svg:width="0.282cm" svg:height="0.283cm" svg:x="13.059cm" svg:y="6.845cm">
            <text:p/>
          </draw:ellipse>
          <draw:line draw:style-name="gr7" draw:text-style-name="P1" draw:layer="layout" svg:x1="13.085cm" svg:y1="6.807cm" svg:x2="13.316cm" svg:y2="7.166cm">
            <text:p/>
          </draw:line>
          <draw:line draw:style-name="gr7" draw:text-style-name="P1" draw:layer="layout" svg:x1="13.316cm" svg:y1="6.807cm" svg:x2="13.085cm" svg:y2="7.16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ick Cobb</meta:initial-creator>
    <meta:creation-date>2012-01-18T23:39:45</meta:creation-date>
    <dc:date>2012-01-19T01:07:13</dc:date>
    <dc:creator>Rick Cobb</dc:creator>
    <meta:editing-duration>PT1H12M6S</meta:editing-duration>
    <meta:editing-cycles>2</meta:editing-cycles>
    <meta:generator>OpenOffice.org/3.3$Unix OpenOffice.org_project/330m20$Build-9567</meta:generator>
    <meta:document-statistic meta:object-count="79"/>
  </office:meta>
</office:document-meta>
</file>